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Lato" svg:font-family="Lato"/>
    <style:font-face style:name="Lohit Devanagari1" svg:font-family="'Lohit Devanagari'"/>
    <style:font-face style:name="Raleway" svg:font-family="Raleway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656cm" fo:min-width="19.787cm"/>
    </style:style>
    <style:style style:name="gr4" style:family="graphic" style:parent-style-name="standard">
      <style:graphic-properties draw:stroke="none" draw:fill="none" fo:min-height="0.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2cm" fo:min-width="18.4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5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UTOLAYOUT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AUTOLAYOU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AUTOLAYOU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text-align="justify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/>
    </style:style>
    <style:style style:name="P12" style:family="paragraph">
      <style:text-properties style:font-name="Liberation Serif"/>
    </style:style>
    <style:style style:name="P13" style:family="paragraph">
      <style:paragraph-properties fo:line-height="115%" fo:text-align="justify">
        <style:tab-stops>
          <style:tab-stop style:position="3.741cm"/>
        </style:tab-stops>
      </style:paragraph-properties>
      <style:text-properties style:font-name="Liberation Serif"/>
    </style:style>
    <style:style style:name="P14" style:family="paragraph">
      <style:paragraph-properties fo:line-height="115%"/>
      <style:text-properties style:font-name="Liberation Serif"/>
    </style:style>
    <style:style style:name="P15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P16" style:family="paragraph">
      <loext:graphic-properties draw:fill-color="#ffffff"/>
    </style:style>
    <style:style style:name="P17" style:family="paragraph">
      <style:paragraph-properties fo:text-align="justify"/>
      <style:text-properties style:font-name="Liberation Serif"/>
    </style:style>
    <style:style style:name="P18" style:family="paragraph">
      <style:paragraph-properties fo:line-height="115%" fo:text-align="justify"/>
      <style:text-properties style:font-name="Liberation Serif"/>
    </style:style>
    <style:style style:name="P19" style:family="paragraph">
      <loext:graphic-properties draw:fill="none" draw:fill-color="#ffffff"/>
      <style:text-properties style:font-name="Liberation Serif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" style:family="text">
      <style:text-properties style:font-name="Liberation Serif" fo:font-size="15pt" style:font-size-asian="15pt" style:font-size-complex="15pt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Serif" fo:font-size="16pt" style:font-size-asian="16pt" style:font-size-complex="16pt"/>
    </style:style>
    <style:style style:name="T7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DVERSARIAL PHISHING ATTACKS &amp; DEFENCES" draw:style-name="dp1" draw:master-page-name="AUTOLAYOUT" presentation:presentation-page-layout-name="AL1T0">
        <draw:frame draw:name="Google Shape;83;p14" presentation:style-name="pr1" draw:text-style-name="P2" draw:layer="layout" svg:width="22.341cm" svg:height="3.018cm" svg:x="1.404cm" svg:y="3.82cm" presentation:class="title" presentation:user-transformed="true">
          <draw:text-box>
            <text:p text:style-name="P1"><text:span text:style-name="T1">ADVERSARIAL PHISHING ATTACKS &amp; DEFENCES</text:span></text:p>
          </draw:text-box>
        </draw:frame>
        <draw:frame draw:name="Google Shape;84;p14" presentation:style-name="pr2" draw:text-style-name="P3" draw:layer="layout" svg:width="13.506cm" svg:height="3.643cm" svg:x="14.369cm" svg:y="10.224cm" presentation:class="subtitle" presentation:user-transformed="true">
          <draw:text-box>
            <text:p text:style-name="P1"><text:span text:style-name="T2">Prepared by <text:s/>: Archana Sreekumar</text:span></text:p>
            <text:p text:style-name="P1"><text:span text:style-name="T2">Mentored by : Dr Krishnasree Achutan</text:span></text:p>
            <text:p text:style-name="P1"><text:span text:style-name="T2">Collaborator <text:s/>: Gilad Gressel</text:span></text:p>
          </draw:text-box>
        </draw:frame>
        <presentation:notes draw:style-name="dp2">
          <draw:page-thumbnail draw:name="Google Shape;80;gcb9a0b074_1_0:notes" draw:style-name="gr1" draw:layer="layout" svg:width="16.932cm" svg:height="9.524cm" svg:x="1.059cm" svg:y="1.905cm" draw:page-number="1" presentation:class="page"/>
          <draw:frame draw:name="Google Shape;81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office:forms form:automatic-focus="false" form:apply-design-mode="false"/>
        <draw:frame draw:style-name="gr2" draw:text-style-name="P5" draw:layer="layout" svg:width="7.534cm" svg:height="0.962cm" svg:x="8cm" svg:y="1.4cm">
          <draw:text-box>
            <text:p>PROBLEM STATEMENT</text:p>
          </draw:text-box>
        </draw:frame>
        <draw:frame draw:style-name="gr3" draw:text-style-name="P10" draw:layer="layout" svg:width="24.915cm" svg:height="12.462cm" svg:x="2.4cm" svg:y="2.648cm">
          <draw:text-box>
            <text:p><text:span text:style-name="T3">What is the problem?</text:span></text:p>
            <text:list text:style-name="L1">
              <text:list-item>
                <text:p text:style-name="P6"><text:span text:style-name="T4">Adversarial attack on phishing detection models. (how to defend against adversarial attack on ohishing detection model</text:span></text:p>
                <text:p><text:span text:style-name="T4"/></text:p>
              </text:list-item>
            </text:list>
            <text:p><text:span text:style-name="T3">Why is it a problem?</text:span></text:p>
            <text:list text:continue-numbering="true" text:style-name="L1">
              <text:list-item>
                <text:p><text:span text:style-name="T4">Model fails to protect user from a phishing attack.(bcz evade the classifier)</text:span></text:p>
              </text:list-item>
              <text:list-item>
                <text:p text:style-name="P7"><text:span text:style-name="T4">Billions of users are prone to phishing.--no</text:span></text:p>
              </text:list-item>
              <text:list-item>
                <text:p><text:span text:style-name="T4">Billions of user accounts compromised.--no</text:span></text:p>
                <text:p><text:span text:style-name="T4"/></text:p>
              </text:list-item>
            </text:list>
            <text:p><text:span text:style-name="T3">Technically why does it exist?</text:span></text:p>
            <text:p><text:span text:style-name="T3">Violating principle of IID</text:span></text:p>
            <text:list text:continue-numbering="true" text:style-name="L1">
              <text:list-item>
                <text:p text:style-name="P8"><text:span text:style-name="T4">The model can be used as an oracle to launch black box attack.</text:span></text:p>
              </text:list-item>
              <text:list-item>
                <text:p text:style-name="P8"><text:span text:style-name="T4">Adversary has all the information about the model in-order to launch a white box attack.</text:span></text:p>
              </text:list-item>
              <text:list-item>
                <text:p text:style-name="P8"><text:span text:style-name="T4">Data injection: Injecting adversarial samples into training data.</text:span></text:p>
              </text:list-item>
              <text:list-item>
                <text:p text:style-name="P8"><text:span text:style-name="T4">Data Modification: Modifying the data using adversarial examples.</text:span></text:p>
              </text:list-item>
              <text:list-item>
                <text:p text:style-name="P8"><text:span text:style-name="T4">Logic corruption: Tampering the model algorithm.</text:span></text:p>
                <text:p text:style-name="P8"><text:span text:style-name="T4"/></text:p>
              </text:list-item>
            </text:list>
            <text:p><text:span text:style-name="T3">Why should you care about the problem?</text:span></text:p>
            <text:list text:continue-numbering="true" text:style-name="L1">
              <text:list-item>
                <text:p><text:span text:style-name="T4">Model misclassifies a potential phishing page/URL.</text:span></text:p>
              </text:list-item>
              <text:list-item>
                <text:p><text:span text:style-name="T4">Can cause legitimate page /URL classified as a phish.</text:span></text:p>
              </text:list-item>
              <text:list-item>
                <text:p><text:span text:style-name="T4">Stealing of sensitive information.</text:span></text:p>
                <text:p><text:span text:style-name="T4"/></text:p>
                <text:list>
                  <text:list-header>
                    <text:p text:style-name="P9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86;g41952e719e_1_519:notes" draw:style-name="gr1" draw:layer="layout" svg:width="16.932cm" svg:height="9.524cm" svg:x="1.059cm" svg:y="1.905cm" draw:page-number="2" presentation:class="page"/>
          <draw:frame draw:name="Google Shape;87;g41952e719e_1_51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style-name="gr4" draw:text-style-name="P11" draw:layer="layout" svg:width="9.6cm" svg:height="1cm" svg:x="8.6cm" svg:y="1cm">
          <draw:text-box>
            <text:p>SOLUTIONS</text:p>
          </draw:text-box>
        </draw:frame>
        <draw:frame draw:style-name="gr5" draw:text-style-name="P15" draw:layer="layout" svg:width="18.991cm" svg:height="5.932cm" svg:x="2.2cm" svg:y="3cm">
          <draw:text-box>
            <text:p text:style-name="P12"><text:span text:style-name="T3">What are the state-of-art solutions &amp; why are they inadequate?</text:span></text:p>
            <text:p text:style-name="P12"><text:span text:style-name="T6"/></text:p>
            <text:list text:style-name="L1">
              <text:list-item>
                <text:p text:style-name="P13"><text:span text:style-name="T4">Adversarial training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">The defense is not robust for black-box attacks where an adversary generates </text:span></text:p>
                  </text:list-item>
                </text:list>
              </text:list-item>
            </text:list>
            <text:p text:style-name="P13"><text:span text:style-name="T4"><text:s text:c="9"/></text:span><text:span text:style-name="T4">malicious examples on a locally trained substitute model.</text:span></text:p>
            <text:list text:style-name="L1">
              <text:list-item>
                <text:p text:style-name="P14"><text:span text:style-name="T4">Obfuscation of code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">Deobfuscation techniques to reverse engineer the obfuscated code.</text:span></text:p>
                  </text:list-item>
                </text:list>
              </text:list-item>
            </text:list>
            <text:list text:style-name="L1">
              <text:list-item>
                <text:p text:style-name="P14"><text:span text:style-name="T4">Feature squeezing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4">Accuracy of model is affec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">
        <draw:frame draw:style-name="gr6" draw:text-style-name="P5" draw:layer="layout" svg:width="4.418cm" svg:height="0.962cm" svg:x="9.594cm" svg:y="1.6cm">
          <draw:text-box>
            <text:p>PROPOSALS</text:p>
          </draw:text-box>
        </draw:frame>
        <draw:frame draw:style-name="gr7" draw:text-style-name="P19" draw:layer="layout" svg:width="12.093cm" svg:height="3.419cm" svg:x="3.4cm" svg:y="3.8cm">
          <draw:text-box>
            <text:p text:style-name="P17"><text:span text:style-name="T3">What are our ideas to solve the problem?</text:span></text:p>
            <text:p text:style-name="P17"><text:span text:style-name="T7"/></text:p>
            <text:list text:style-name="L1">
              <text:list-item>
                <text:p text:style-name="P18"><text:span text:style-name="T4">Methods to detect hidden characters.</text:span></text:p>
              </text:list-item>
              <text:list-item>
                <text:p text:style-name="P18"><text:span text:style-name="T4">Safeguarding the code used.</text:span></text:p>
              </text:list-item>
              <text:list-item>
                <text:p text:style-name="P18"><text:span text:style-name="T4">Using different forms of keywords(singular/plural).</text:span>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5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">
        <draw:frame draw:style-name="gr8" draw:text-style-name="P5" draw:layer="layout" svg:width="3.495cm" svg:height="0.962cm" svg:x="10cm" svg:y="6cm">
          <draw:text-box>
            <text:p>Thank You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">
        <draw:frame draw:style-name="gr9" draw:text-style-name="P5" draw:layer="layout" svg:width="10.467cm" svg:height="1.673cm" svg:x="3.6cm" svg:y="2.4cm">
          <draw:text-box>
            <text:p>IID- no dependency on one another</text:p>
            <text:p>intrugng</text:p>
          </draw:text-box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5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Lato" svg:font-family="Lato"/>
    <style:font-face style:name="Lohit Devanagari1" svg:font-family="'Lohit Devanagari'"/>
    <style:font-face style:name="Raleway" svg:font-family="Raleway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UTOLAYOUT-background" style:family="presentation">
      <style:graphic-properties draw:stroke="none" draw:fill="solid" draw:fill-color="#ffffff"/>
      <style:text-properties style:letter-kerning="true"/>
    </style:style>
    <style:style style:name="AUTO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UTO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UTOLAYOUT-outline1" style:family="presentation">
      <style:graphic-properties draw:stroke="none" draw:fill="none" draw:auto-grow-height="false" draw:fit-to-size="shrink-to-fit" style:shrink-to-fit="true">
        <text:list-style style:name="AUTO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UTOLAYOUT-outline2" style:family="presentation" style:parent-style-name="AUTOLAYOU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3" style:family="presentation" style:parent-style-name="AUTOLAYOU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4" style:family="presentation" style:parent-style-name="AUTOLAYOU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UTOLAYOUT-outline5" style:family="presentation" style:parent-style-name="AUTOLAYOUT-outline4">
      <style:paragraph-properties fo:margin-top="0.1cm" fo:margin-bottom="0cm"/>
      <style:text-properties fo:font-size="20pt" style:font-size-asian="20pt" style:font-size-complex="20pt"/>
    </style:style>
    <style:style style:name="AUTOLAYOUT-outline6" style:family="presentation" style:parent-style-name="AUTOLAYOUT-outline5">
      <style:paragraph-properties fo:margin-top="0.1cm" fo:margin-bottom="0cm"/>
      <style:text-properties fo:font-size="20pt" style:font-size-asian="20pt" style:font-size-complex="20pt"/>
    </style:style>
    <style:style style:name="AUTOLAYOUT-outline7" style:family="presentation" style:parent-style-name="AUTOLAYOUT-outline6">
      <style:paragraph-properties fo:margin-top="0.1cm" fo:margin-bottom="0cm"/>
      <style:text-properties fo:font-size="20pt" style:font-size-asian="20pt" style:font-size-complex="20pt"/>
    </style:style>
    <style:style style:name="AUTOLAYOUT-outline8" style:family="presentation" style:parent-style-name="AUTOLAYOUT-outline7">
      <style:paragraph-properties fo:margin-top="0.1cm" fo:margin-bottom="0cm"/>
      <style:text-properties fo:font-size="20pt" style:font-size-asian="20pt" style:font-size-complex="20pt"/>
    </style:style>
    <style:style style:name="AUTOLAYOUT-outline9" style:family="presentation" style:parent-style-name="AUTOLAYOUT-outline8">
      <style:paragraph-properties fo:margin-top="0.1cm" fo:margin-bottom="0cm"/>
      <style:text-properties fo:font-size="20pt" style:font-size-asian="20pt" style:font-size-complex="20pt"/>
    </style:style>
    <style:style style:name="AUTOLAYOUT-subtitle" style:family="presentation">
      <style:graphic-properties draw:stroke="none" draw:fill="none" draw:textarea-vertical-align="middle">
        <text:list-style style:name="AUTO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UTOLAYOUT-title" style:family="presentation">
      <style:graphic-properties draw:stroke="none" draw:fill="none" draw:textarea-vertical-align="middle">
        <text:list-style style:name="AUTO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d6282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77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cbf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00304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eae2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AUTOLAYOU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AUTOLAYOU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UTOLAYOU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d62828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77f00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cbf4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003049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eae2b7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16161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UTOLAYOUT" style:page-layout-name="PM1" draw:style-name="Mdp1">
      <draw:custom-shape draw:name="Google Shape;69;p13" draw:style-name="Mgr3" draw:text-style-name="MP5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70;p13">
        <draw:custom-shape draw:name="Google Shape;71;p13" draw:style-name="Mgr4" draw:text-style-name="MP6" draw:layer="layout" svg:width="4.499cm" svg:height="0.178cm" svg:x="6.073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Mgr5" draw:text-style-name="MP7" draw:layer="layout" svg:width="4.499cm" svg:height="0.178cm" svg:x="10.491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Mgr6" draw:text-style-name="MP8" draw:layer="layout" svg:width="4.433cm" svg:height="0.178cm" svg:x="14.925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3" draw:style-name="Mgr7" draw:text-style-name="MP9" draw:layer="layout" svg:width="4.417cm" svg:height="0.178cm" svg:x="1.654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3" draw:style-name="Mgr8" draw:text-style-name="MP10" draw:layer="layout" svg:width="4.417cm" svg:height="0.178cm" svg:x="19.327cm" svg:y="7.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76;p13" presentation:style-name="AUTOLAYOUT-title" draw:layer="backgroundobjects" svg:width="22.341cm" svg:height="3.018cm" svg:x="1.404cm" svg:y="3.82cm" presentation:class="title" presentation:placeholder="true" presentation:user-transformed="true">
        <draw:text-box/>
      </draw:frame>
      <draw:frame draw:name="Google Shape;78;p13" presentation:style-name="Mpr1" draw:text-style-name="MP12" draw:layer="backgroundobjects" svg:width="1.523cm" svg:height="1.092cm" svg:x="23.535cm" svg:y="12.953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AUTOLAYOU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AUTOLAYOUT-title" draw:layer="backgroundobjects" svg:width="19.798cm" svg:height="11.136cm" svg:x="0.6cm" svg:y="2.257cm" presentation:class="page"/>
        <draw:frame presentation:style-name="AUTOLAYOU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67;p12" presentation:style-name="Mpr4" draw:text-style-name="MP12" draw:layer="backgroundobjects" svg:width="1.523cm" svg:height="1.092cm" svg:x="23.606cm" svg:y="13.02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8-31T11:01:26.337379465</dc:date>
    <meta:editing-duration>PT11H52M28S</meta:editing-duration>
    <meta:editing-cycles>32</meta:editing-cycles>
    <meta:document-statistic meta:object-count="57"/>
  </office:meta>
</office:document-meta>
</file>